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36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41.4mm"/>
    </style:style>
    <style:style style:name="co5" style:family="table-column">
      <style:table-column-properties fo:break-before="auto" style:column-width="46.41mm"/>
    </style:style>
    <style:style style:name="co6" style:family="table-column">
      <style:table-column-properties fo:break-before="auto" style:column-width="48.91mm"/>
    </style:style>
    <style:style style:name="co7" style:family="table-column">
      <style:table-column-properties fo:break-before="auto" style:column-width="62mm"/>
    </style:style>
    <style:style style:name="co8" style:family="table-column">
      <style:table-column-properties fo:break-before="auto" style:column-width="29.88mm"/>
    </style:style>
    <style:style style:name="co9" style:family="table-column">
      <style:table-column-properties fo:break-before="auto" style:column-width="32.5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 style:data-style-name="N108">
      <style:text-properties fo:font-size="10pt" style:font-size-asian="10pt" style:font-size-complex="10pt"/>
    </style:style>
    <style:style style:name="ce10" style:family="table-cell" style:parent-style-name="Default" style:data-style-name="N108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 style:data-style-name="N2">
      <style:text-properties fo:font-size="10pt" style:font-size-asian="10pt" style:font-size-complex="10pt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1014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calcext:value-type="string">
            <text:p>Hotel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Price (normalized)</text:p>
          </table:table-cell>
          <table:table-cell table:style-name="ce7" office:value-type="string" calcext:value-type="string">
            <text:p>Square Root of Median Income (normalized)</text:p>
          </table:table-cell>
          <table:table-cell table:style-name="ce7" office:value-type="string" calcext:value-type="string">
            <text:p>College Students in Area (normalized)</text:p>
          </table:table-cell>
          <table:table-cell table:style-name="ce14" office:value-type="string" calcext:value-type="string">
            <text:p>State Population Per Inn (normalized)</text:p>
          </table:table-cell>
          <table:table-cell table:style-name="ce14" office:value-type="string" calcext:value-type="string">
            <text:p>predicted profitability</text:p>
          </table:table-cell>
          <table:table-cell table:style-name="ce14" office:value-type="string" calcext:value-type="string">
            <text:p>hotel is selected</text:p>
          </table:table-cell>
          <table:table-cell table:style-name="ce14" office:value-type="string" calcext:value-type="string">
            <text:p>price</text:p>
          </table:table-cell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9" office:value-type="currency" office:currency="USD" office:value="2925000" calcext:value-type="currency">
            <text:p>$2.925.000,00</text:p>
          </table:table-cell>
          <table:table-cell table:style-name="ce11" office:value-type="float" office:value="-0.301823318212882" calcext:value-type="float">
            <text:p>-0,30</text:p>
          </table:table-cell>
          <table:table-cell table:style-name="ce11" office:value-type="float" office:value="-0.812779738215407" calcext:value-type="float">
            <text:p>-0,81</text:p>
          </table:table-cell>
          <table:table-cell table:style-name="ce11" office:value-type="float" office:value="-0.536413473134807" calcext:value-type="float">
            <text:p>-0,54</text:p>
          </table:table-cell>
          <table:table-cell table:style-name="ce15" office:value-type="float" office:value="-0.995986621264154" calcext:value-type="float">
            <text:p>-1,00</text:p>
          </table:table-cell>
          <table:table-cell table:style-name="ce17" table:formula="of:=39.05 - 5.41*[.G4] + 5.86*[.D4] - 3.09*[.E4] + 1.75*[.F4]" office:value-type="float" office:value="44.2423687894113" calcext:value-type="float">
            <text:p>44,2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925000" calcext:value-type="float">
            <text:p>2925000</text:p>
          </table:table-cell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10000000" calcext:value-type="currency">
            <text:p>$10.000.000,00</text:p>
          </table:table-cell>
          <table:table-cell table:style-name="ce11" office:value-type="float" office:value="1.69907619299956" calcext:value-type="float">
            <text:p>1,70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5" office:value-type="float" office:value="-0.47427934345912" calcext:value-type="float">
            <text:p>-0,47</text:p>
          </table:table-cell>
          <table:table-cell table:style-name="ce17" table:formula="of:=39.05 - 5.41*[.G5] + 5.86*[.D5] - 3.09*[.E5] + 1.75*[.F5]" office:value-type="float" office:value="53.3791923080617" calcext:value-type="float">
            <text:p>53,3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750000" calcext:value-type="currency">
            <text:p>$3.750.000,00</text:p>
          </table:table-cell>
          <table:table-cell table:style-name="ce11" office:value-type="float" office:value="-0.0685028805096647" calcext:value-type="float">
            <text:p>-0,07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5" office:value-type="float" office:value="-0.47427934345912" calcext:value-type="float">
            <text:p>-0,47</text:p>
          </table:table-cell>
          <table:table-cell table:style-name="ce17" table:formula="of:=39.05 - 5.41*[.G6] + 5.86*[.D6] - 3.09*[.E6] + 1.75*[.F6]" office:value-type="float" office:value="43.0211789372976" calcext:value-type="float">
            <text:p>43,02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750000" calcext:value-type="float">
            <text:p>3750000</text:p>
          </table:table-cell>
          <table:table-cell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500000" calcext:value-type="currency">
            <text:p>$3.500.000,00</text:p>
          </table:table-cell>
          <table:table-cell table:style-name="ce11" office:value-type="float" office:value="-0.139206043450034" calcext:value-type="float">
            <text:p>-0,14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5" office:value-type="float" office:value="-0.47427934345912" calcext:value-type="float">
            <text:p>-0,47</text:p>
          </table:table-cell>
          <table:table-cell table:style-name="ce17" table:formula="of:=39.05 - 5.41*[.G7] + 5.86*[.D7] - 3.09*[.E7] + 1.75*[.F7]" office:value-type="float" office:value="42.606858402467" calcext:value-type="float">
            <text:p>42,6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500000" calcext:value-type="float">
            <text:p>3500000</text:p>
          </table:table-cell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25000" calcext:value-type="currency">
            <text:p>$325.000,00</text:p>
          </table:table-cell>
          <table:table-cell table:style-name="ce11" office:value-type="float" office:value="-1.03713621279272" calcext:value-type="float">
            <text:p>-1,04</text:p>
          </table:table-cell>
          <table:table-cell table:style-name="ce11" office:value-type="float" office:value="-0.40819856338797" calcext:value-type="float">
            <text:p>-0,41</text:p>
          </table:table-cell>
          <table:table-cell table:style-name="ce11" office:value-type="float" office:value="0.311669147486606" calcext:value-type="float">
            <text:p>0,31</text:p>
          </table:table-cell>
          <table:table-cell table:style-name="ce15" office:value-type="float" office:value="-0.47427934345912" calcext:value-type="float">
            <text:p>-0,47</text:p>
          </table:table-cell>
          <table:table-cell table:style-name="ce17" table:formula="of:=39.05 - 5.41*[.G8] + 5.86*[.D8] - 3.09*[.E8] + 1.75*[.F8]" office:value-type="float" office:value="37.3449876101189" calcext:value-type="float">
            <text:p>37,3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5000" calcext:value-type="float">
            <text:p>325000</text:p>
          </table:table-cell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9" office:value-type="currency" office:currency="USD" office:value="8950000" calcext:value-type="currency">
            <text:p>$8.950.000,00</text:p>
          </table:table-cell>
          <table:table-cell table:style-name="ce11" office:value-type="float" office:value="1.40212290865001" calcext:value-type="float">
            <text:p>1,40</text:p>
          </table:table-cell>
          <table:table-cell table:style-name="ce11" office:value-type="float" office:value="0.65784481555623" calcext:value-type="float">
            <text:p>0,66</text:p>
          </table:table-cell>
          <table:table-cell table:style-name="ce11" office:value-type="float" office:value="0.483711134705849" calcext:value-type="float">
            <text:p>0,48</text:p>
          </table:table-cell>
          <table:table-cell table:style-name="ce15" office:value-type="float" office:value="-0.557278228564467" calcext:value-type="float">
            <text:p>-0,56</text:p>
          </table:table-cell>
          <table:table-cell table:style-name="ce17" table:formula="of:=39.05 - 5.41*[.G9] + 5.86*[.D9] - 3.09*[.E9] + 1.75*[.F9]" office:value-type="float" office:value="49.0950694668893" calcext:value-type="float">
            <text:p>49,1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8950000" calcext:value-type="float">
            <text:p>8950000</text:p>
          </table:table-cell>
          <table:table-cell table:number-columns-repeated="101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950000" calcext:value-type="currency">
            <text:p>$1.950.000,00</text:p>
          </table:table-cell>
          <table:table-cell table:style-name="ce11" office:value-type="float" office:value="-0.577565653680321" calcext:value-type="float">
            <text:p>-0,58</text:p>
          </table:table-cell>
          <table:table-cell table:style-name="ce11" office:value-type="float" office:value="0.167685861269989" calcext:value-type="float">
            <text:p>0,17</text:p>
          </table:table-cell>
          <table:table-cell table:style-name="ce11" office:value-type="float" office:value="3.10621450397355" calcext:value-type="float">
            <text:p>3,11</text:p>
          </table:table-cell>
          <table:table-cell table:style-name="ce15" office:value-type="float" office:value="3.10652969965725" calcext:value-type="float">
            <text:p>3,11</text:p>
          </table:table-cell>
          <table:table-cell table:style-name="ce17" table:formula="of:=39.05 - 5.41*[.G10] + 5.86*[.D10] - 3.09*[.E10] + 1.75*[.F10]" office:value-type="float" office:value="23.776865664917" calcext:value-type="float">
            <text:p>23,7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000" calcext:value-type="float">
            <text:p>1950000</text:p>
          </table:table-cell>
          <table:table-cell table:number-columns-repeated="101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750000" calcext:value-type="currency">
            <text:p>$1.750.000,00</text:p>
          </table:table-cell>
          <table:table-cell table:style-name="ce11" office:value-type="float" office:value="-0.634128184032617" calcext:value-type="float">
            <text:p>-0,63</text:p>
          </table:table-cell>
          <table:table-cell table:style-name="ce11" office:value-type="float" office:value="0.167685861269989" calcext:value-type="float">
            <text:p>0,17</text:p>
          </table:table-cell>
          <table:table-cell table:style-name="ce11" office:value-type="float" office:value="3.10621450397355" calcext:value-type="float">
            <text:p>3,11</text:p>
          </table:table-cell>
          <table:table-cell table:style-name="ce15" office:value-type="float" office:value="3.10652969965725" calcext:value-type="float">
            <text:p>3,11</text:p>
          </table:table-cell>
          <table:table-cell table:style-name="ce17" table:formula="of:=39.05 - 5.41*[.G11] + 5.86*[.D11] - 3.09*[.E11] + 1.75*[.F11]" office:value-type="float" office:value="23.4454092370526" calcext:value-type="float">
            <text:p>23,4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50000" calcext:value-type="float">
            <text:p>1750000</text:p>
          </table:table-cell>
          <table:table-cell table:number-columns-repeated="101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4900000" calcext:value-type="currency">
            <text:p>$4.900.000,00</text:p>
          </table:table-cell>
          <table:table-cell table:style-name="ce11" office:value-type="float" office:value="0.256731669016033" calcext:value-type="float">
            <text:p>0,26</text:p>
          </table:table-cell>
          <table:table-cell table:style-name="ce11" office:value-type="float" office:value="0.167685861269989" calcext:value-type="float">
            <text:p>0,17</text:p>
          </table:table-cell>
          <table:table-cell table:style-name="ce11" office:value-type="float" office:value="3.10621450397355" calcext:value-type="float">
            <text:p>3,11</text:p>
          </table:table-cell>
          <table:table-cell table:style-name="ce15" office:value-type="float" office:value="3.10652969965725" calcext:value-type="float">
            <text:p>3,11</text:p>
          </table:table-cell>
          <table:table-cell table:style-name="ce17" table:formula="of:=39.05 - 5.41*[.G12] + 5.86*[.D12] - 3.09*[.E12] + 1.75*[.F12]" office:value-type="float" office:value="28.6658479759177" calcext:value-type="float">
            <text:p>28,6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4900000" calcext:value-type="float">
            <text:p>4900000</text:p>
          </table:table-cell>
          <table:table-cell table:number-columns-repeated="101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650000" calcext:value-type="currency">
            <text:p>$1.650.000,00</text:p>
          </table:table-cell>
          <table:table-cell table:style-name="ce11" office:value-type="float" office:value="-0.662409449208764" calcext:value-type="float">
            <text:p>-0,66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7" table:formula="of:=39.05 - 5.41*[.G13] + 5.86*[.D13] - 3.09*[.E13] + 1.75*[.F13]" office:value-type="float" office:value="38.8806731128743" calcext:value-type="float">
            <text:p>38,8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50000" calcext:value-type="float">
            <text:p>1650000</text:p>
          </table:table-cell>
          <table:table-cell table:number-columns-repeated="101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125000" calcext:value-type="currency">
            <text:p>$1.125.000,00</text:p>
          </table:table-cell>
          <table:table-cell table:style-name="ce11" office:value-type="float" office:value="-0.810886091383539" calcext:value-type="float">
            <text:p>-0,81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7" table:formula="of:=39.05 - 5.41*[.G14] + 5.86*[.D14] - 3.09*[.E14] + 1.75*[.F14]" office:value-type="float" office:value="38.0105999897302" calcext:value-type="float">
            <text:p>38,0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25000" calcext:value-type="float">
            <text:p>1125000</text:p>
          </table:table-cell>
          <table:table-cell table:number-columns-repeated="101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2500000" calcext:value-type="currency">
            <text:p>$2.500.000,00</text:p>
          </table:table-cell>
          <table:table-cell table:style-name="ce11" office:value-type="float" office:value="-0.42201869521151" calcext:value-type="float">
            <text:p>-0,42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7" table:formula="of:=39.05 - 5.41*[.G15] + 5.86*[.D15] - 3.09*[.E15] + 1.75*[.F15]" office:value-type="float" office:value="40.2893629312983" calcext:value-type="float">
            <text:p>40,29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500000" calcext:value-type="float">
            <text:p>2500000</text:p>
          </table:table-cell>
          <table:table-cell table:number-columns-repeated="101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975000" calcext:value-type="currency">
            <text:p>$1.975.000,00</text:p>
          </table:table-cell>
          <table:table-cell table:style-name="ce11" office:value-type="float" office:value="-0.570495337386284" calcext:value-type="float">
            <text:p>-0,57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7" table:formula="of:=39.05 - 5.41*[.G16] + 5.86*[.D16] - 3.09*[.E16] + 1.75*[.F16]" office:value-type="float" office:value="39.4192898081541" calcext:value-type="float">
            <text:p>39,42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975000" calcext:value-type="float">
            <text:p>1975000</text:p>
          </table:table-cell>
          <table:table-cell table:number-columns-repeated="101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3750000" calcext:value-type="currency">
            <text:p>$3.750.000,00</text:p>
          </table:table-cell>
          <table:table-cell table:style-name="ce11" office:value-type="float" office:value="-0.0685028805096647" calcext:value-type="float">
            <text:p>-0,07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7" table:formula="of:=39.05 - 5.41*[.G17] + 5.86*[.D17] - 3.09*[.E17] + 1.75*[.F17]" office:value-type="float" office:value="42.3609656054511" calcext:value-type="float">
            <text:p>42,36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750000" calcext:value-type="float">
            <text:p>3750000</text:p>
          </table:table-cell>
          <table:table-cell table:number-columns-repeated="101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475000" calcext:value-type="currency">
            <text:p>$1.475.000,00</text:p>
          </table:table-cell>
          <table:table-cell table:style-name="ce11" office:value-type="float" office:value="-0.711901663267022" calcext:value-type="float">
            <text:p>-0,71</text:p>
          </table:table-cell>
          <table:table-cell table:style-name="ce11" office:value-type="float" office:value="-0.791006445611246" calcext:value-type="float">
            <text:p>-0,79</text:p>
          </table:table-cell>
          <table:table-cell table:style-name="ce11" office:value-type="float" office:value="-0.594904888573435" calcext:value-type="float">
            <text:p>-0,59</text:p>
          </table:table-cell>
          <table:table-cell table:style-name="ce15" office:value-type="float" office:value="-0.426851409113208" calcext:value-type="float">
            <text:p>-0,43</text:p>
          </table:table-cell>
          <table:table-cell table:style-name="ce17" table:formula="of:=39.05 - 5.41*[.G18] + 5.86*[.D18] - 3.09*[.E18] + 1.75*[.F18]" office:value-type="float" office:value="38.5906487384929" calcext:value-type="float">
            <text:p>38,59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475000" calcext:value-type="float">
            <text:p>1475000</text:p>
          </table:table-cell>
          <table:table-cell table:number-columns-repeated="101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South Lake Tahoe, California</text:p>
          </table:table-cell>
          <table:table-cell table:style-name="ce10" office:value-type="currency" office:currency="USD" office:value="750000" calcext:value-type="currency">
            <text:p>$750.000,00</text:p>
          </table:table-cell>
          <table:table-cell table:style-name="ce12" office:value-type="float" office:value="-0.916940835794092" calcext:value-type="float">
            <text:p>-0,92</text:p>
          </table:table-cell>
          <table:table-cell table:style-name="ce12" office:value-type="float" office:value="-0.791006445611246" calcext:value-type="float">
            <text:p>-0,79</text:p>
          </table:table-cell>
          <table:table-cell table:style-name="ce12" office:value-type="float" office:value="-0.594904888573435" calcext:value-type="float">
            <text:p>-0,59</text:p>
          </table:table-cell>
          <table:table-cell table:style-name="ce16" office:value-type="float" office:value="-0.426851409113208" calcext:value-type="float">
            <text:p>-0,43</text:p>
          </table:table-cell>
          <table:table-cell table:style-name="ce17" table:formula="of:=39.05 - 5.41*[.G19] + 5.86*[.D19] - 3.09*[.E19] + 1.75*[.F19]" office:value-type="float" office:value="37.3891191874843" calcext:value-type="float">
            <text:p>37,3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50000" calcext:value-type="float">
            <text:p>750000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total hotels selected</text:p>
          </table:table-cell>
          <table:table-cell/>
          <table:table-cell table:formula="of:=SUM([.I4:.I19])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objective: max profitability</text:p>
          </table:table-cell>
          <table:table-cell table:formula="of:=SUMPRODUCT([.H4:.H19];[.I4:.I19])" office:value-type="float" office:value="205.700904404104" calcext:value-type="float">
            <text:p>205,700904404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rice for selected hotels</text:p>
          </table:table-cell>
          <table:table-cell table:formula="of:=SUMPRODUCT([.I4:.I19];[.J4:.J19])" office:value-type="float" office:value="9725000" calcext:value-type="float">
            <text:p>9725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t most 2 hotels in South Lake Tahoe</text:p>
          </table:table-cell>
          <table:table-cell table:formula="of:=SUM([.I13:.I19])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2:13:10.912627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6-06-26T12:41:32.770756952</dc:date>
    <meta:editing-duration>P3DT4H11M41S</meta:editing-duration>
    <meta:editing-cycles>14</meta:editing-cycles>
    <meta:generator>LibreOffice/5.1.3.2$Linux_X86_64 LibreOffice_project/10m0$Build-2</meta:generator>
    <meta:document-statistic meta:table-count="3" meta:cell-count="179" meta:object-count="0"/>
  </office:meta>
</office:document-meta>
</file>